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 style:text-underline-style="none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style:text-underline-style="none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text-underline-style="solid" style:text-underline-width="auto" style:text-underline-color="font-color"/>
    </style:style>
    <style:style style:name="T7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Council of the Union of American Hebrew Congregation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1877?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5</text:p>
      <text:p text:style-name="P5">Number of Sheets<text:tab/><text:tab/><text:tab/><text:tab/>5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lso available in AJA Microfilm, Reel #207. <text:s/>A photocopy is also available in Box 19, FF 7.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To the Council of the Union of American/</text:p>
      <text:p text:style-name="P2">Hebrew Congregations./</text:p>
      <text:p text:style-name="P3">The Committee appointed by the Council assem-/-bled at Philadelphia in 1877, to conduct, this/ year, the annual examination of the students/ of the Hebrew Union College, beg to submit the following report./</text:p>
      <text:p text:style-name="P3">The general result of the examination proved/ <text:span text:style-name="T1">quite</text:span> very satisfactory. <text:s/>Taking into consideration/ that the students were engaged, during the/ best hours of the day in secular studies at the/ Public Schools, the proficiency exhibited in va-/-rious branches of sacred lore, exceeded, in many/ instances, the anticipations formed./</text:p>
      <text:p text:style-name="P2"><text:s/>Bible/</text:p>
      <text:p text:style-name="P3">The students have obtained a considerable/ knowledge of the Scriptural text, and the/ manner in which they mastered difficulties/ attending the construction of the language,/</text:p>
      <text:p text:style-name="P3"/>
      <text:p text:style-name="P3">[Page 2]</text:p>
      <text:p text:style-name="P3">showed a degree of application quite/ gratifying./</text:p>
      <text:p text:style-name="P3">The examiners recommend, nevertheless, greater/ accuracy, in reading the original, applying/ in practice the rules learnt[sic!] theoretically./</text:p>
      <text:p text:style-name="P3"><text:tab/>The readiness with which the students tran/-slated historical portions, and to a great extent/ <text:soft-page-break/>poetical effusions in the Bible, gave un-/-mistakable evidences of the progress made./ <text:s/>The successful attempt to render into Hebrew/ some passages from the vernacular tongue, bore/ testimony to the effective teaching received./ <text:s/>Still, your committee agree as to the ne-/-cessity of reducing somewhat the time set/ apart for the study of Mishna and Ge-/-mar<text:span text:style-name="T3">á</text:span><text:span text:style-name="T5">, and devoting more hours to such/ exercises as may sooner lead to a thorough ac-/-quaintance with the contents and diction/ of </text:span><text:span text:style-name="T6">all</text:span><text:span text:style-name="T7"> the books of the sacred Scriptures./ <text:s/>To accomplish that end, the examiners re-/-commend that the students be trained to/ consult some of the best commentaries./</text:span></text:p>
      <text:p text:style-name="P6"/>
      <text:p text:style-name="P6">[Page 3]</text:p>
      <text:p text:style-name="P3"><text:span text:style-name="T7">Among waters of the Middle ages, those/ of Aben Ezra, David Bemchi and Gersonides;/ and among modern expositors, the </text:span><text:span text:style-name="T2">production</text:span><text:span text:style-name="T7">/ productions of Mendelssohn, Reggie </text:span><text:span text:style-name="T2">and</text:span><text:span text:style-name="T7">/ Luzzatto, and others, that have thrown/ much light upon the original by profound/ criticism./</text:span></text:p>
      <text:p text:style-name="P3"><text:span text:style-name="T7"><text:tab/>Your committee deem it important like-/wise that a taste for Hebrew composition/ be awakened and encouraged. <text:s/>And to effect/ the object, occasional exercises in letter-writing/ </text:span><text:span text:style-name="T2">are</text:span><text:span text:style-name="T7"> or easy essays are suggested./</text:span></text:p>
      <text:p text:style-name="P2"><text:span text:style-name="T7"><text:tab/>Mishnah and Gemar</text:span><text:span text:style-name="T4">á</text:span><text:span text:style-name="T7">/</text:span></text:p>
      <text:p text:style-name="P3"><text:span text:style-name="T7">The examiners express gratification at having/ convinced themselves of the learning attained/ at the College in those branches of Rabbi-/-nical literature. <text:s/>The intricacies of/ Talmudical discussions, the perplexities/ which all scholars </text:span><text:span text:style-name="T2">must</text:span><text:span text:style-name="T7"> meet in the/ style, and in the definition of terms, upon/</text:span></text:p>
      <text:p text:style-name="P6"/>
      <text:p text:style-name="P6">[Page 4]</text:p>
      <text:p text:style-name="P6">which, at times, the understanding/ of a whole paragraph depends, did not/ deter the students from bending their/ minds upon conquering what, to many/ of them, must have appeared unsurmountably[sic!]/ difficult./</text:p>
      <text:p text:style-name="P7">History/</text:p>
      <text:p text:style-name="P6">Events Chronologically related in both/ Biblical and post-Biblical history, con-/-vinced your committee of the attention paid/ to that essential study, and the familiarity/ gained therewith. <text:s/>An acceptable/ improvement, however, would be to accustom/ the students of the highest Grade to tell/ consecutively, in a language of their own,/ the leading causes which gave rise to some/ striking events in the annals of our/ people./</text:p>
      <text:p text:style-name="P2"><text:span text:style-name="T7">Mechilt</text:span><text:span text:style-name="T4">á</text:span><text:span text:style-name="T7">/</text:span></text:p>
      <text:p text:style-name="P6">Your committee noticed the facility/ with which portions of that ancient work/ were read and explained. <text:s/>But as/</text:p>
      <text:p text:style-name="P6"/>
      <text:p text:style-name="P6">[Page 5]</text:p>
      <text:p text:style-name="P6">the lessons therein conveyed, exegetically/ and figuratively, can be learnt subsequently/ to more advantage in Rabbinical commentaries,/ notably "Rashi" the discontinuance of that study is recom-/-mended./</text:p>
      <text:p text:style-name="P3"><text:span text:style-name="T7"><text:tab/>Your committee perform an act of/ justice in highly commending preceptors/ and pupils for the unwavering exertions/ crowned with unprecedented success in America./ <text:s/>The College at Cincinnati may unequi-/-vocally be pronounced an object deserving/ of the support of all Israelites, who wish/ that attachment to the ancestral faith/ be founded upon a knowledge of its precepts,/ and an </text:span><text:span text:style-name="T2">perfect</text:span><text:span text:style-name="T7"> extensive acquaintance with the/ national literature./ <text:s/>Respectfully submitted/ 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8T11:27:29.17</meta:creation-date>
    <dc:date>2012-03-20T15:30:15.31</dc:date>
    <dc:creator>Penn Libraries</dc:creator>
    <meta:editing-duration>PT00H05M23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3" meta:paragraph-count="86" meta:word-count="775" meta:character-count="5391"/>
  </office:meta>
</office:document-meta>
</file>